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1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2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Tarea 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ta 2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 style:data-style-name="N2" text:time-value="0000-00-00T08:22:3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11T08:26:09</dc:date>
    <meta:editing-duration>PT3H5M6S</meta:editing-duration>
    <meta:editing-cycles>34</meta:editing-cycles>
    <dc:creator>Mint </dc:creator>
    <meta:document-statistic meta:table-count="1" meta:cell-count="40" meta:object-count="0"/>
  </office:meta>
</office:document-meta>
</file>